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>
      <loext:graphic-properties draw:fill="solid" draw:fill-color="#eeeeee"/>
    </style:style>
    <style:style style:name="T1" style:family="text">
      <style:text-properties officeooo:rsid="0002517e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4fc1ff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 fo:background-color="#1f1f1f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size="10.5pt" fo:font-weight="normal"/>
    </style:style>
    <style:style style:name="T20" style:family="text">
      <style:text-properties fo:color="#d7ba7d" loext:opacity="100%" style:font-name="Consolas" fo:font-size="10.5pt" fo:font-weight="normal"/>
    </style:style>
    <style:style style:name="T21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3.229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Heading_20_3" text:outline-level="3"><text:span text:style-name="T1">Aim : Write A Program To Implement </text:span>Balanced Trees &amp; Priority Queues</text:h>
      <text:p text:style-name="P2">class AVLNode:</text:p>
      <text:p text:style-name="P2">    def __init__(self, key):</text:p>
      <text:p text:style-name="P2">        self.key = key</text:p>
      <text:p text:style-name="P2">        self.left = None</text:p>
      <text:p text:style-name="P2">        self.right = None</text:p>
      <text:p text:style-name="P2">        self.height = 1</text:p>
      <text:p text:style-name="P2"/>
      <text:p text:style-name="P2">class AVLTree:</text:p>
      <text:p text:style-name="P2">    def get_height(self, node):</text:p>
      <text:p text:style-name="P2">        return node.height if node else 0</text:p>
      <text:p text:style-name="P2"/>
      <text:p text:style-name="P2">    def get_balance(self, node):</text:p>
      <text:p text:style-name="P2">        return self.get_height(node.left) - self.get_height(node.right) if node else 0</text:p>
      <text:p text:style-name="P2"/>
      <text:p text:style-name="P2">    def right_rotate(self, y):</text:p>
      <text:p text:style-name="P2">        x = y.left</text:p>
      <text:p text:style-name="P2">        T2 = x.right</text:p>
      <text:p text:style-name="P2"/>
      <text:p text:style-name="P2">        # Perform rotation</text:p>
      <text:p text:style-name="P2">        x.right = y</text:p>
      <text:p text:style-name="P2">        y.left = T2</text:p>
      <text:p text:style-name="P2"/>
      <text:p text:style-name="P2">        # Update heights</text:p>
      <text:p text:style-name="P2">        y.height = 1 + max(self.get_height(y.left), self.get_height(y.right))</text:p>
      <text:p text:style-name="P2">        x.height = 1 + max(self.get_height(x.left), self.get_height(x.right))</text:p>
      <text:p text:style-name="P2">        return x</text:p>
      <text:p text:style-name="P2"/>
      <text:p text:style-name="P2">    def left_rotate(self, x):</text:p>
      <text:p text:style-name="P2">        y = x.right</text:p>
      <text:p text:style-name="P2">        T2 = y.left</text:p>
      <text:p text:style-name="P2"/>
      <text:p text:style-name="P2">        # Perform rotation</text:p>
      <text:p text:style-name="P2">        y.left = x</text:p>
      <text:p text:style-name="P2">        x.right = T2</text:p>
      <text:p text:style-name="P2"/>
      <text:p text:style-name="P2">        # Update heights</text:p>
      <text:p text:style-name="P2">        x.height = 1 + max(self.get_height(x.left), self.get_height(x.right))</text:p>
      <text:p text:style-name="P2">        y.height = 1 + max(self.get_height(y.left), self.get_height(y.right))</text:p>
      <text:p text:style-name="P2">        return y</text:p>
      <text:p text:style-name="P2"/>
      <text:p text:style-name="P2">    def insert(self, node, key):</text:p>
      <text:p text:style-name="P2">        # 1. Normal BST insert</text:p>
      <text:p text:style-name="P2">        if not node:</text:p>
      <text:p text:style-name="P2">            return AVLNode(key)</text:p>
      <text:p text:style-name="P2">        elif key &lt; node.key:</text:p>
      <text:p text:style-name="P2">            node.left = self.insert(node.left, key)</text:p>
      <text:p text:style-name="P2">        else:</text:p>
      <text:p text:style-name="P2"><text:soft-page-break/>            node.right = self.insert(node.right, key)</text:p>
      <text:p text:style-name="P2"/>
      <text:p text:style-name="P2">        # 2. Update height</text:p>
      <text:p text:style-name="P2">        node.height = 1 + max(self.get_height(node.left), self.get_height(node.right))</text:p>
      <text:p text:style-name="P2"/>
      <text:p text:style-name="P2">        # 3. Balance factor</text:p>
      <text:p text:style-name="P2">        balance = self.get_balance(node)</text:p>
      <text:p text:style-name="P2"/>
      <text:p text:style-name="P2">        # 4. Rebalance cases</text:p>
      <text:p text:style-name="P2">        # Left Left</text:p>
      <text:p text:style-name="P2">        if balance &gt; 1 and key &lt; node.left.key:</text:p>
      <text:p text:style-name="P2">            return self.right_rotate(node)</text:p>
      <text:p text:style-name="P2">        # Right Right</text:p>
      <text:p text:style-name="P2">        if balance &lt; -1 and key &gt; node.right.key:</text:p>
      <text:p text:style-name="P2">            return self.left_rotate(node)</text:p>
      <text:p text:style-name="P2">        # Left Right</text:p>
      <text:p text:style-name="P2">        if balance &gt; 1 and key &gt; node.left.key:</text:p>
      <text:p text:style-name="P2">            node.left = self.left_rotate(node.left)</text:p>
      <text:p text:style-name="P2">            return self.right_rotate(node)</text:p>
      <text:p text:style-name="P2">        # Right Left</text:p>
      <text:p text:style-name="P2">        if balance &lt; -1 and key &lt; node.right.key:</text:p>
      <text:p text:style-name="P2">            node.right = self.right_rotate(node.right)</text:p>
      <text:p text:style-name="P2">            return self.left_rotate(node)</text:p>
      <text:p text:style-name="P2"/>
      <text:p text:style-name="P2">        return node</text:p>
      <text:p text:style-name="P2"/>
      <text:p text:style-name="P2">    def inorder(self, root):</text:p>
      <text:p text:style-name="P2">        return self.inorder(root.left) + [root.key] + self.inorder(root.right) if root else []</text:p>
      <text:p text:style-name="P2"/>
      <text:p text:style-name="P2"># -------------------- Priority Queue (Min-Heap) --------------------</text:p>
      <text:p text:style-name="P2">import heapq</text:p>
      <text:p text:style-name="P2"/>
      <text:p text:style-name="P2">class PriorityQueue:</text:p>
      <text:p text:style-name="P2">    def __init__(self):</text:p>
      <text:p text:style-name="P2">        self.queue = []</text:p>
      <text:p text:style-name="P2"/>
      <text:p text:style-name="P2">    def push(self, priority, task):</text:p>
      <text:p text:style-name="P2">        """Insert into priority queue (min-heap)."""</text:p>
      <text:p text:style-name="P2">        heapq.heappush(self.queue, (priority, task))</text:p>
      <text:p text:style-name="P2"/>
      <text:p text:style-name="P2">    def pop(self):</text:p>
      <text:p text:style-name="P2">        """Remove and return highest priority task (lowest priority number)."""</text:p>
      <text:p text:style-name="P2">        if self.queue:</text:p>
      <text:p text:style-name="P2">            return heapq.heappop(self.queue)</text:p>
      <text:p text:style-name="P2">        return None</text:p>
      <text:p text:style-name="P2"/>
      <text:p text:style-name="P2">    def show(self):</text:p>
      <text:p text:style-name="P2">        return sorted(self.queue)</text:p>
      <text:p text:style-name="P2"/>
      <text:p text:style-name="P2"># -------------------- Example Usage --------------------</text:p>
      <text:p text:style-name="P2">if __name__ == "__main__":</text:p>
      <text:p text:style-name="P2">    print("\n--- AVL Tree Example ---")</text:p>
      <text:p text:style-name="P2">    avl = AVLTree()</text:p>
      <text:p text:style-name="P2"><text:soft-page-break/>    root = None</text:p>
      <text:p text:style-name="P2">    values = [10, 20, 30, 40, 50, 25]</text:p>
      <text:p text:style-name="P2"/>
      <text:p text:style-name="P2">    for v in values:</text:p>
      <text:p text:style-name="P2">        root = avl.insert(root, v)</text:p>
      <text:p text:style-name="P2">        print(f"Inserted {v}, In-order Traversal: {avl.inorder(root)}")</text:p>
      <text:p text:style-name="P2"/>
      <text:p text:style-name="P2">    print("\nFinal Balanced AVL Tree (In-order):", avl.inorder(root))</text:p>
      <text:p text:style-name="P2"/>
      <text:p text:style-name="P2">    print("\n--- Priority Queue Example ---")</text:p>
      <text:p text:style-name="P2">    pq = PriorityQueue()</text:p>
      <text:p text:style-name="P2">    pq.push(2, "Job A")</text:p>
      <text:p text:style-name="P2">    pq.push(1, "Emergency Patient")</text:p>
      <text:p text:style-name="P2">    pq.push(3, "Routine Checkup")</text:p>
      <text:p text:style-name="P2">    pq.push(5, "Background Task")</text:p>
      <text:p text:style-name="P2">    pq.push(4, "Job B")</text:p>
      <text:p text:style-name="P2"/>
      <text:p text:style-name="P2">    print("Current Queue:", pq.show())</text:p>
      <text:p text:style-name="P2">    while pq.queue:</text:p>
      <text:p text:style-name="P2">        priority, task = pq.pop()</text:p>
      <text:p text:style-name="P2">        print(f"Processing Task: {task} (Priority {priority})")</text:p>
      <text:p text:style-name="P1"><draw:frame text:anchor-type="paragraph" draw:z-index="0" draw:name="Text Frame 1" draw:style-name="gr1" draw:text-style-name="P3" svg:width="5.4587in" svg:height="3.2295in" svg:x="0.0563in" svg:y="0.1811in"><draw:text-box><text:p><text:span text:style-name="T21">--- AVL Tree Example ---</text:span></text:p><text:p><text:span text:style-name="T21">Inserted 10, In-order Traversal: [10]</text:span></text:p><text:p><text:span text:style-name="T21">Inserted 20, In-order Traversal: [10, 20]</text:span></text:p><text:p><text:span text:style-name="T21">Inserted 30, In-order Traversal: [10, 20, 30]</text:span></text:p><text:p><text:span text:style-name="T21">Inserted 40, In-order Traversal: [10, 20, 30, 40]</text:span></text:p><text:p><text:span text:style-name="T21">Inserted 50, In-order Traversal: [10, 20, 30, 40, 50]</text:span></text:p><text:p><text:span text:style-name="T21">Inserted 25, In-order Traversal: [10, 20, 25, 30, 40, 50]</text:span></text:p><text:p/><text:p><text:span text:style-name="T21">Final Balanced AVL Tree (In-order): [10, 20, 25, 30, 40, 50]</text:span></text:p><text:p/><text:p><text:span text:style-name="T21">--- Priority Queue Example ---</text:span></text:p><text:p><text:span text:style-name="T21">Current Queue: [(1, 'Emergency Patient'), (2, 'Job A'), (3, 'Routine Checkup'), (4, 'Job B'), (5, 'Background Task')]</text:span></text:p><text:p><text:span text:style-name="T21">Processing Task: Emergency Patient (Priority 1)</text:span></text:p><text:p><text:span text:style-name="T21">Processing Task: Job A (Priority 2)</text:span></text:p><text:p><text:span text:style-name="T21">Processing Task: Routine Checkup (Priority 3)</text:span></text:p><text:p><text:span text:style-name="T21">Processing Task: Job B (Priority 4)</text:span></text:p><text:p><text:span text:style-name="T21">Processing Task: Background Task (Priority 5)</text:span></text:p></draw:text-box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2:14:43.462000000</meta:creation-date>
    <dc:date>2025-09-20T22:22:07.944000000</dc:date>
    <meta:editing-duration>PT7M24S</meta:editing-duration>
    <meta:editing-cycles>1</meta:editing-cycles>
    <meta:document-statistic meta:table-count="0" meta:image-count="0" meta:object-count="0" meta:page-count="3" meta:paragraph-count="99" meta:word-count="379" meta:character-count="3497" meta:non-whitespace-character-count="2563"/>
    <meta:generator>LibreOffice/24.2.5.2$Windows_X86_64 LibreOffice_project/bffef4ea93e59bebbeaf7f431bb02b1a39ee8a59</meta:generator>
  </office:meta>
</office:document-meta>
</file>